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ato" svg:font-family="Lato, sans-serif"/>
    <style:font-face style:name="Arial Unicode MS1" svg:font-family="'Arial Unicode MS'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ce69"/>
    </style:style>
    <style:style style:name="P2" style:family="paragraph" style:parent-style-name="Standard">
      <style:text-properties officeooo:rsid="000a06a9" officeooo:paragraph-rsid="000a06a9"/>
    </style:style>
    <style:style style:name="P3" style:family="paragraph" style:parent-style-name="Standard">
      <style:text-properties officeooo:rsid="000a06a9" officeooo:paragraph-rsid="000a508b"/>
    </style:style>
    <style:style style:name="P4" style:family="paragraph" style:parent-style-name="Standard">
      <style:text-properties officeooo:rsid="000a508b" officeooo:paragraph-rsid="000a508b"/>
    </style:style>
    <style:style style:name="P5" style:family="paragraph" style:parent-style-name="Standard">
      <style:text-properties officeooo:rsid="000ba49e" officeooo:paragraph-rsid="000ba49e"/>
    </style:style>
    <style:style style:name="P6" style:family="paragraph" style:parent-style-name="Standard">
      <style:text-properties officeooo:rsid="000c6156" officeooo:paragraph-rsid="000c6156"/>
    </style:style>
    <style:style style:name="P7" style:family="paragraph" style:parent-style-name="Standard">
      <style:text-properties fo:color="#2b2524" style:font-name="Lato" fo:font-size="12pt" fo:letter-spacing="normal" fo:font-style="italic" fo:font-weight="normal" officeooo:rsid="000c6156" officeooo:paragraph-rsid="000c6156" loext:padding="0cm" loext:border="none"/>
    </style:style>
    <style:style style:name="P8" style:family="paragraph" style:parent-style-name="Standard">
      <style:text-properties fo:color="#2b2524" style:font-name="Lato" fo:font-size="12pt" fo:letter-spacing="normal" fo:font-style="italic" fo:font-weight="normal" officeooo:rsid="000a06a9" officeooo:paragraph-rsid="000a508b" loext:padding="0cm" loext:border="none"/>
    </style:style>
    <style:style style:name="P9" style:family="paragraph" style:parent-style-name="Standard">
      <style:text-properties officeooo:rsid="000c6156" officeooo:paragraph-rsid="000c6156"/>
    </style:style>
    <style:style style:name="P10" style:family="paragraph" style:parent-style-name="Standard">
      <style:text-properties officeooo:rsid="000ecddc" officeooo:paragraph-rsid="000ecddc"/>
    </style:style>
    <style:style style:name="P11" style:family="paragraph" style:parent-style-name="Standard">
      <style:text-properties officeooo:paragraph-rsid="000ecddc"/>
    </style:style>
    <style:style style:name="P12" style:family="paragraph" style:parent-style-name="Standard">
      <style:text-properties officeooo:rsid="0007ce69"/>
    </style:style>
    <style:style style:name="P13" style:family="paragraph" style:parent-style-name="Standard">
      <style:text-properties officeooo:rsid="0012dabc" officeooo:paragraph-rsid="0012dabc"/>
    </style:style>
    <style:style style:name="P14" style:family="paragraph" style:parent-style-name="Standard">
      <style:text-properties officeooo:rsid="00137b64" officeooo:paragraph-rsid="00137b64"/>
    </style:style>
    <style:style style:name="P15" style:family="paragraph" style:parent-style-name="Standard">
      <style:text-properties officeooo:rsid="0015cca2" officeooo:paragraph-rsid="0015cca2"/>
    </style:style>
    <style:style style:name="P16" style:family="paragraph" style:parent-style-name="Table_20_Contents">
      <style:text-properties officeooo:rsid="001400f2" officeooo:paragraph-rsid="001400f2"/>
    </style:style>
    <style:style style:name="P17" style:family="paragraph" style:parent-style-name="Table_20_Contents">
      <style:text-properties fo:font-weight="bold" officeooo:rsid="001400f2" officeooo:paragraph-rsid="001400f2" style:font-weight-asian="bold" style:font-weight-complex="bold"/>
    </style:style>
    <style:style style:name="P18" style:family="paragraph" style:parent-style-name="Heading_20_1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583c99" officeooo:paragraph-rsid="0012dabc" style:text-blinking="false" fo:background-color="transparent" style:font-size-asian="12pt" style:font-weight-asian="bold" style:font-name-complex="Arial3" style:font-size-complex="12pt" style:font-weight-complex="bold"/>
    </style:style>
    <style:style style:name="P19" style:family="paragraph" style:parent-style-name="Heading_20_1" style:master-page-name="Standard">
      <style:paragraph-properties style:page-number="auto"/>
      <style:text-properties fo:font-variant="normal" fo:text-transform="none" fo:color="#000000" style:text-line-through-style="none" style:text-line-through-type="none" style:text-position="sub 58%" style:font-name="Times New Roman" fo:font-size="12pt" fo:font-style="normal" style:text-underline-style="none" fo:font-weight="normal" officeooo:rsid="001e2ef0" officeooo:paragraph-rsid="0012dabc" style:text-blinking="false" fo:background-color="transparent" style:font-size-asian="12pt" style:font-style-asian="normal" style:font-weight-asian="bold" style:font-name-complex="Arial3" style:font-size-complex="12pt" style:font-style-complex="normal" style:font-weight-complex="bold"/>
    </style:style>
    <style:style style:name="T1" style:family="text">
      <style:text-properties officeooo:rsid="0007ce69"/>
    </style:style>
    <style:style style:name="T2" style:family="text">
      <style:text-properties officeooo:rsid="000a508b"/>
    </style:style>
    <style:style style:name="T3" style:family="text">
      <style:text-properties fo:color="#2b2524" style:font-name="Lato" fo:font-size="12pt" fo:letter-spacing="normal" fo:font-style="italic" fo:font-weight="normal" loext:padding="0cm" loext:border="none"/>
    </style:style>
    <style:style style:name="T4" style:family="text">
      <style:text-properties fo:color="#2b2524" style:font-name="Lato" fo:font-size="12pt" fo:letter-spacing="normal" fo:font-style="italic" fo:font-weight="bold" loext:padding="0cm" loext:border="none"/>
    </style:style>
    <style:style style:name="T5" style:family="text">
      <style:text-properties officeooo:rsid="000ecddc"/>
    </style:style>
    <style:style style:name="T6" style:family="text">
      <style:text-properties fo:font-variant="normal" fo:text-transform="none" fo:color="#333333" style:font-name="Arial1" fo:font-size="9.75pt" fo:letter-spacing="normal" fo:font-style="normal" fo:font-weight="normal"/>
    </style:style>
    <style:style style:name="T7" style:family="text">
      <style:text-properties officeooo:rsid="000f335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37b64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itaçao diagrama ciencia da informacao</text:p>
      <text:p text:style-name="P13"/>
      <text:p text:style-name="P13"/>
      <text:p text:style-name="P15">cores e tamanhos são características típicas usadas para codificar os dados em formas visualmente capazes de serem processadas automaticamente.</text:p>
      <text:p text:style-name="P1"/>
      <text:p text:style-name="P13">A visualização da informação tem uma estrutura de etapas para seu desenvolvimento,</text:p>
      <text:p text:style-name="P13">tem o <text:span text:style-name="T8">tratamento de dados, </text:span></text:p>
      <text:p text:style-name="P13"><text:span text:style-name="T8"/></text:p>
      <text:p text:style-name="P13"><text:span text:style-name="T8"><text:s/>Algoritmos de recuperação de informação, </text:span><text:span text:style-name="T9">também podem ser usados para, a partir dos dados brutos, extrair dados que sejam mais relevantes com relação à tarefa de análise. <text:s/></text:span></text:p>
      <text:p text:style-name="P1"/>
      <text:p text:style-name="P1">representar graficamente os dados a serem analisados é interessante do ponto de vista da obtenção de informação, pois faz com que não apenas mecanismos computacionais sejam usados para a análise de dados, mas também recursos da visão e da cognição humana. </text:p>
      <text:p text:style-name="P1"/>
      <text:p text:style-name="P14">A transformação de estrutura de dados em estruturas visuais, se dá através do mapeamento visual.</text:p>
      <text:p text:style-name="P14"/>
      <text:p text:style-name="P14">Joe Futrelle &amp; J. Stephen Downie</text:p>
      <text:p text:style-name="P14"/>
      <text:p text:style-name="P14"><text:s/>Joe Futrelle &amp; J. Stephen Downie (2003) Interdisciplinary Research Issues in Music Information Retrieval: ISMIR 2000–2002, Journal of New Music Research, 32:2, 121-131 </text:p>
      <text:p text:style-name="P14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7">Representaçao</text:p>
          </table:table-cell>
          <table:table-cell table:style-name="Tabela1.A1" office:value-type="string">
            <text:p text:style-name="P17">Descriçao</text:p>
          </table:table-cell>
          <table:table-cell table:style-name="Tabela1.C1" office:value-type="string">
            <text:p text:style-name="P17">Pesquisa</text:p>
          </table:table-cell>
        </table:table-row>
        <table:table-row>
          <table:table-cell table:style-name="Tabela1.A2" office:value-type="string">
            <text:p text:style-name="P16">Simbolica</text:p>
          </table:table-cell>
          <table:table-cell table:style-name="Tabela1.A2" office:value-type="string">
            <text:p text:style-name="P16">Notação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6">Audio</text:p>
          </table:table-cell>
          <table:table-cell table:style-name="Tabela1.A2" office:value-type="string">
            <text:p text:style-name="P16">Gravações, 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6">Visual</text:p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6">Metadados</text:p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P14"/>
      <text:h text:style-name="P19" text:outline-level="1">DA PARTITURA MUSICAL: UM OLHAR ESTÉTICO À PRESERVAÇÃO DA MEMÓRIA </text:h>
      <text:h text:style-name="P18" text:outline-level="1"/>
      <text:p text:style-name="P1"/>
      <text:p text:style-name="P1">Correspondências audio visuais</text:p>
      <text:p text:style-name="P5">Os artistas expressionis</text:p>
      <text:p text:style-name="P2">Sobre as correlações entre música e imagem, <text:span text:style-name="T1"><text:s/>a tentativa de relacionar o que vemos com o que ouvimos (e vice-versa) parece ser algo que nos é inato </text:span></text:p>
      <text:p text:style-name="P1"/>
      <text:p text:style-name="P1"/>
      <text:p text:style-name="P1"/>
      <text:p text:style-name="P2">Visualização da informação Musical</text:p>
      <text:p text:style-name="P2"/>
      <text:p text:style-name="P3">A<text:span text:style-name="T2">s </text:span>cor<text:span text:style-name="T2">es e música </text:span></text:p>
      <text:p text:style-name="P3"/>
      <text:p text:style-name="P3"><text:s/>Timbr<text:span text:style-name="T2">e e a </text:span>Melodia das cores</text:p>
      <text:p text:style-name="P3"/>
      <text:p text:style-name="P4">As formas Musicais</text:p>
      <text:p text:style-name="P3"/>
      <text:p text:style-name="P3"/>
      <text:p text:style-name="P4">JUSTIFICATIVA DO RESULTADO DA REPRESENTAÇÃO </text:p>
      <text:p text:style-name="P4"/>
      <text:p text:style-name="P4">quanto maior a quantidades de notas em um determinado tempo</text:p>
      <text:p text:style-name="P3"/>
      <text:p text:style-name="P3">A forma dos elementos visuais pode estar relacionada com alguma característica sonora. Franz Boas, no seu livro de General Anthropology (1938) é da opinião de que os sons agudos aparentam ter um tamanho reduzido, enquanto que os sons graves sugerem um tamanho maior, opinião que aparenta ser generalizada. </text:p>
      <text:p text:style-name="P3"/>
      <text:p text:style-name="P7">APUD</text:p>
      <text:p text:style-name="P8"/>
      <text:p text:style-name="P3"><text:span text:style-name="T3">De acordo com Gough (1972, p. 59, </text:span><text:span text:style-name="Strong_20_Emphasis"><text:span text:style-name="T4">apud NARDI, 1993, p. 94)</text:span></text:span><text:span text:style-name="T3">,</text:span> </text:p>
      <text:p text:style-name="P3"/>
      <text:p text:style-name="P6">Gino Stefani(1929)</text:p>
      <text:p text:style-name="P6"/>
      <text:p text:style-name="P6">procura desenvolver a vertente de semiótica musical aplicável a educação musical, musicoterapia e animação cultural</text:p>
      <text:p text:style-name="P6"/>
      <text:p text:style-name="P6">Em sua obra “Competenza Musicale”, define dois tipos de competência musical: uma popular erudita. A compentência comportaria 5 níveis. a) obra, b) estilo, c) técnicas musicais d)práticas sociais, e)códigos gerais</text:p>
      <text:p text:style-name="P6"/>
      <text:p text:style-name="P6"/>
      <text:p text:style-name="P6">Meyer</text:p>
      <text:p text:style-name="P6"/>
      <text:p text:style-name="P6">Modelo de arquétipos musicais como a simetria, eixo, acorde perfeito, horror vacui detereminaram os parâmetros</text:p>
      <text:p text:style-name="P6"/>
      <text:p text:style-name="P6">Assim como o começo de uma dada peça, já sugeriria ainda uma forma unívoca, sua continuidade e fim.</text:p>
      <text:p text:style-name="P6"/>
      <text:p text:style-name="P6"><text:soft-page-break/></text:p>
      <text:p text:style-name="P6"/>
      <text:p text:style-name="P10"/>
      <text:p text:style-name="P10"/>
      <text:p text:style-name="P10"/>
      <text:p text:style-name="P10"/>
      <text:p text:style-name="P11"><text:span text:style-name="T5">Considerando os conceitos da semiótica, muito se pode explicar da relação de construção das visualizações, onde a impressão causada pela cor, é uma qualidade que singulariza o signo. É algo que representa a</text:span><text:span text:style-name="T6"> mesma coisa para todas as pessoas, por exemplo o vermelho de pare nos sinais de transito.</text:span> </text:p>
      <text:p text:style-name="P11"/>
      <text:p text:style-name="P10"><text:span text:style-name="T7">Os esboços eram os objetos, criados com </text:span>base <text:span text:style-name="T7">nos </text:span>parâmetros <text:span text:style-name="T7">do signo. E na prática</text:span> <text:s/>quando alimentamos esse conceito para as pessoas de experimentarem cores, texturas e criarem seus padrões estéticos de acordo com a música que escolheram, foi muito no sentido de buscar entender as característica de cada música com base nestes elementos.</text:p>
      <text:p text:style-name="P10"/>
      <text:p text:style-name="P10">Por exemplo, foi dado durante o experimento a mesma paleta de cores, a todos participantes. E em cada visualização eles utilizavam cores diferentes, de acordo com cada signo e trazendo os seus significados para seus esboços.</text:p>
      <text:p text:style-name="P10"/>
      <text:p text:style-name="P10">Percebemos por exemplo algumas similaridades de pensamentos, em algumas pessoas que fizeram o experimento em momentos diferentes. Seguindo o propósito de explorar formas mais curvas, e maleáveis para representar seus resultados de pensamentos.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Lato" svg:font-family="Lato, sans-serif"/>
    <style:font-face style:name="Arial Unicode MS1" svg:font-family="'Arial Unicode MS'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together="always" fo:keep-with-next="always"/>
      <style:text-properties style:font-name="Arial2" fo:font-family="Arial" style:font-family-generic="roman" style:font-pitch="variable" fo:font-size="18pt" fo:font-weight="bold" style:font-size-asian="18pt" style:font-weight-asian="bold" style:font-name-complex="Arial3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09:33:55.026000000</meta:creation-date>
    <meta:editing-duration>PT20H12M5S</meta:editing-duration>
    <meta:editing-cycles>2</meta:editing-cycles>
    <meta:generator>Trio_Office/6.2.8.2$Windows_x86 LibreOffice_project/</meta:generator>
    <dc:date>2020-02-12T08:39:26.785000000</dc:date>
    <meta:document-statistic meta:table-count="1" meta:image-count="0" meta:object-count="0" meta:page-count="3" meta:paragraph-count="41" meta:word-count="552" meta:character-count="3593" meta:non-whitespace-character-count="3065"/>
  </office:meta>
</office:document-meta>
</file>